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3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draw:textarea-vertical-align="top" fo:min-height="5.701cm"/>
    </style:style>
    <style:style style:name="pr7" style:family="presentation" style:parent-style-name="TITLE-outline1">
      <style:graphic-properties fo:min-height="8.036cm"/>
    </style:style>
    <style:style style:name="pr8" style:family="presentation" style:parent-style-name="TITLE-outline1" style:list-style-name="L2">
      <style:graphic-properties fo:min-height="8.036cm"/>
    </style:style>
    <style:style style:name="pr9" style:family="presentation" style:parent-style-name="TITLE-outline1" style:list-style-name="L2">
      <style:graphic-properties fo:min-height="8.036cm"/>
    </style:style>
    <style:style style:name="pr10" style:family="presentation" style:parent-style-name="TITLE-outline1" style:list-style-name="L2">
      <style:graphic-properties fo:min-height="8.036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3" style:family="paragraph">
      <style:paragraph-properties fo:margin-left="1.27cm" fo:margin-right="0cm" fo:margin-top="0cm" fo:margin-bottom="0cm" fo:line-height="100%" fo:text-align="end" fo:text-indent="-0.952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cccccc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1.27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-color="#ffffff"/>
    </style:style>
    <style:style style:name="P8" style:family="paragraph">
      <style:text-properties fo:color="#ffffff" fo:font-size="34pt" style:font-size-asian="34pt" style:font-size-complex="34pt"/>
    </style:style>
    <style:style style:name="P9" style:family="paragraph">
      <style:paragraph-properties fo:margin-left="0cm" fo:margin-right="0cm" fo:margin-top="0.457cm" fo:margin-bottom="0cm" fo:line-height="100%" fo:text-align="start" fo:text-indent="0cm"/>
    </style:style>
    <style:style style:name="P10" style:family="paragraph">
      <style:paragraph-properties fo:margin-top="0.457cm" fo:margin-bottom="0cm"/>
    </style:style>
    <style:style style:name="P11" style:family="paragraph">
      <style:paragraph-properties fo:margin-top="0.457cm" fo:margin-bottom="0cm"/>
      <style:text-properties fo:color="#dddddd" fo:font-size="20pt" style:font-size-asian="20pt" style:font-size-complex="20pt"/>
    </style:style>
    <style:style style:name="P12" style:family="paragraph">
      <style:paragraph-properties fo:margin-left="0cm" fo:margin-right="0cm" fo:margin-top="0.457cm" fo:margin-bottom="0cm" fo:line-height="100%" fo:text-align="start" fo:text-indent="0cm"/>
      <style:text-properties fo:color="#dddddd" style:font-name="Courier New" fo:font-size="40pt" fo:font-weight="bold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.457cm" fo:margin-bottom="0cm" fo:line-height="100%" fo:text-align="start" fo:text-indent="0cm"/>
      <style:text-properties fo:color="#dddddd" style:font-name="Courier New" fo:font-size="20pt" fo:font-weight="bold" style:font-size-asian="20pt" style:font-size-complex="20pt"/>
    </style:style>
    <style:style style:name="P15" style:family="paragraph">
      <style:paragraph-properties fo:margin-top="0.61cm" fo:margin-bottom="0cm"/>
    </style:style>
    <style:style style:name="P16" style:family="paragraph">
      <style:paragraph-properties fo:margin-left="0cm" fo:margin-right="0cm" fo:margin-top="0.61cm" fo:margin-bottom="0cm" fo:line-height="100%" fo:text-align="start" fo:text-indent="0cm"/>
    </style:style>
    <style:style style:name="P17" style:family="paragraph">
      <style:paragraph-properties fo:margin-top="0.61cm" fo:margin-bottom="0cm"/>
      <style:text-properties fo:color="#dddddd" fo:font-size="3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" style:family="text">
      <style:text-properties fo:font-variant="normal" fo:text-transform="none" fo:color="#cccccc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color="#ffffff" fo:font-size="34pt" style:font-size-asian="34pt" style:font-size-complex="34pt"/>
    </style:style>
    <style:style style:name="T5" style:family="text">
      <style:text-properties fo:color="#dddddd" fo:font-size="20pt" style:font-size-asian="20pt" style:font-size-complex="20pt"/>
    </style:style>
    <style:style style:name="T6" style:family="text">
      <style:text-properties fo:color="#dddddd" style:font-name="Courier New" fo:font-size="40pt" fo:font-weight="bold" style:font-size-asian="20pt" style:font-size-complex="20pt"/>
    </style:style>
    <style:style style:name="T7" style:family="text">
      <style:text-properties fo:color="#87d1d1" style:font-name="Courier New" fo:font-size="40pt" fo:font-weight="bold" style:font-size-asian="20pt" style:font-size-complex="20pt"/>
    </style:style>
    <style:style style:name="T8" style:family="text">
      <style:text-properties fo:color="#dddddd" style:font-name="Courier New" fo:font-size="20pt" fo:font-weight="bold" style:font-size-asian="20pt" style:font-size-complex="20pt"/>
    </style:style>
    <style:style style:name="T9" style:family="text">
      <style:text-properties fo:color="#dddddd" fo:font-size="30pt" style:font-size-asian="20pt" style:font-size-complex="20pt"/>
    </style:style>
    <style:style style:name="T10" style:family="text">
      <style:text-properties fo:color="#dddddd" fo:font-size="3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1.857cm" presentation:class="title" presentation:user-transformed="true">
          <draw:text-box>
            <text:p text:style-name="P1"><text:span text:style-name="T1">Using XPath 3.1 </text:span><text:span text:style-name="T1"><text:line-break/></text:span><text:span text:style-name="T2">(and its friends)</text:span><text:span text:style-name="T1"> </text:span><text:span text:style-name="T1"><text:line-break/></text:span><text:span text:style-name="T1">to work with JSON</text:span></text:p>
          </draw:text-box>
        </draw:frame>
        <draw:frame draw:name="Google Shape;55;p13" presentation:style-name="pr2" draw:text-style-name="P4" draw:layer="layout" svg:width="17.676cm" svg:height="4.08cm" svg:x="3.266cm" svg:y="8.258cm" presentation:class="subtitle" presentation:user-transformed="true">
          <draw:text-box>
            <text:p text:style-name="P3"><text:span text:style-name="T3">Ash Clark (e/em/eir)</text:span></text:p>
            <text:p text:style-name="P3"><text:span text:style-name="T3">Code4Lib 2021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draw:name="Google Shape;55;p13" presentation:style-name="pr4" draw:text-style-name="P4" draw:layer="layout" svg:width="17.676cm" svg:height="4.08cm" svg:x="3.266cm" svg:y="4.158cm">
          <draw:text-box>
            <text:p text:style-name="P6"><text:span text:style-name="T3">https://github.com/amclark42/code4lib_xpath-to-work-with-js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draw:frame presentation:style-name="pr6" draw:text-style-name="P8" draw:layer="layout" svg:width="23.667cm" svg:height="5.701cm" svg:x="0.866cm" svg:y="1.457cm" presentation:class="title" presentation:user-transformed="true">
          <draw:text-box>
            <text:p><text:span text:style-name="T4">Overlap between XML and JSON</text:span></text:p>
          </draw:text-box>
        </draw:frame>
        <draw:frame presentation:style-name="pr7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 text:style-name="P9"><text:span text:style-name="T5">one “root”,</text:span></text:p>
              </text:list-item>
              <text:list-item>
                <text:p text:style-name="P9"><text:span text:style-name="T5">hierarchy,</text:span></text:p>
              </text:list-item>
              <text:list-item>
                <text:p text:style-name="P9"><text:span text:style-name="T5">meaningful groupings, and</text:span></text:p>
              </text:list-item>
              <text:list-item>
                <text:p text:style-name="P10"><text:span text:style-name="T5">common formats for data interchang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draw:frame presentation:style-name="pr6" draw:text-style-name="P8" draw:layer="layout" svg:width="23.667cm" svg:height="5.701cm" svg:x="0.866cm" svg:y="1.457cm" presentation:class="title" presentation:user-transformed="true">
          <draw:text-box>
            <text:p><text:span text:style-name="T4">Maps and arrays in XPath 3.1</text:span></text:p>
          </draw:text-box>
        </draw:frame>
        <draw:frame presentation:style-name="pr8" draw:text-style-name="P12" draw:layer="layout" svg:width="22.859cm" svg:height="8.286cm" svg:x="1.27cm" svg:y="3.543cm" presentation:class="outline" presentation:user-transformed="true">
          <draw:text-box>
            <text:p text:style-name="P9"><text:span text:style-name="T6">map {</text:span></text:p>
            <text:p text:style-name="P9"><text:span text:style-name="T6"><text:s text:c="4"/></text:span><text:span text:style-name="T6">"greeting": "Hello",</text:span></text:p>
            <text:p text:style-name="P9"><text:span text:style-name="T6"><text:s text:c="4"/></text:span><text:span text:style-name="T6">"who": [</text:span></text:p>
            <text:p text:style-name="P9"><text:span text:style-name="T6"><text:s text:c="8"/></text:span><text:span text:style-name="T6">"World",</text:span></text:p>
            <text:p text:style-name="P9"><text:span text:style-name="T6"><text:s text:c="8"/></text:span><text:span text:style-name="T7">&lt;orgName&gt;</text:span><text:span text:style-name="T6">Code4Lib 2021</text:span><text:span text:style-name="T7">&lt;/orgName&gt;</text:span><text:span text:style-name="T6">,</text:span></text:p>
            <text:p text:style-name="P9"><text:span text:style-name="T6"><text:s text:c="8"/></text:span><text:span text:style-name="T6">$attendees-from-Northeastern</text:span></text:p>
            <text:p text:style-name="P9"><text:span text:style-name="T6"><text:s text:c="6"/></text:span><text:span text:style-name="T6">]</text:span></text:p>
            <text:p text:style-name="P9"><text:span text:style-name="T6"><text:s text:c="2"/></text:span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draw:frame presentation:style-name="pr6" draw:text-style-name="P8" draw:layer="layout" svg:width="23.667cm" svg:height="5.701cm" svg:x="0.866cm" svg:y="1.457cm" presentation:class="title" presentation:user-transformed="true">
          <draw:text-box>
            <text:p><text:span text:style-name="T4">Maps and arrays in XPath 3.1</text:span></text:p>
          </draw:text-box>
        </draw:frame>
        <draw:frame presentation:style-name="pr9" draw:text-style-name="P14" draw:layer="layout" svg:width="22.859cm" svg:height="8.286cm" svg:x="1.27cm" svg:y="3.543cm" presentation:class="outline" presentation:user-transformed="true">
          <draw:text-box>
            <text:p text:style-name="P9"><text:span text:style-name="T8">map:get($myMap, "greeting")</text:span></text:p>
            <text:p text:style-name="P9"><text:span text:style-name="T8"><text:s text:c="2"/></text:span><text:span text:style-name="T8">eq <text:s/>$myMap("greeting")</text:span></text:p>
            <text:p text:style-name="P9"><text:span text:style-name="T8"><text:s text:c="2"/></text:span><text:span text:style-name="T8">(: and these `eq <text:s/>$myMap?greeting` :)</text:span></text:p>
            <text:p text:style-name="P13"><text:span text:style-name="T8"/></text:p>
            <text:p text:style-name="P9"><text:span text:style-name="T8">array:get($myArray, 1)</text:span></text:p>
            <text:p text:style-name="P9"><text:span text:style-name="T8"><text:s text:c="2"/></text:span><text:span text:style-name="T8">eq <text:s/>$myArray(1)</text:span></text:p>
            <text:p text:style-name="P9"><text:span text:style-name="T8"><text:s text:c="2"/></text:span><text:span text:style-name="T8">(: and these `eq <text:s/>$myArray?1` :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draw:frame presentation:style-name="pr6" draw:text-style-name="P8" draw:layer="layout" svg:width="23.667cm" svg:height="5.701cm" svg:x="0.866cm" svg:y="1.457cm" presentation:class="title" presentation:user-transformed="true">
          <draw:text-box>
            <text:p><text:span text:style-name="T4">Maps and arrays in XPath 3.1</text:span></text:p>
          </draw:text-box>
        </draw:frame>
        <draw:frame presentation:style-name="pr10" draw:text-style-name="P14" draw:layer="layout" svg:width="22.859cm" svg:height="8.286cm" svg:x="1.27cm" svg:y="3.643cm" presentation:class="outline" presentation:user-transformed="true">
          <draw:text-box>
            <text:p text:style-name="P9"><text:span text:style-name="T8">$myMap[?greeting eq "Hello"]</text:span></text:p>
            <text:p text:style-name="P13"><text:span text:style-name="T8"/></text:p>
            <text:p text:style-name="P9"><text:span text:style-name="T8">$myArray[?*[. eq "World"]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draw:frame presentation:style-name="pr6" draw:text-style-name="P8" draw:layer="layout" svg:width="23.667cm" svg:height="5.701cm" svg:x="0.866cm" svg:y="1.457cm" presentation:class="title" presentation:user-transformed="true">
          <draw:text-box>
            <text:p><text:span text:style-name="T4">Takeaways from my use of maps and arrays</text:span></text:p>
          </draw:text-box>
        </draw:frame>
        <draw:frame presentation:style-name="pr7" draw:text-style-name="P17" draw:layer="layout" svg:width="22.859cm" svg:height="8.286cm" svg:x="1.27cm" svg:y="3.543cm" presentation:class="outline" presentation:user-transformed="true">
          <draw:text-box>
            <text:list text:style-name="L2">
              <text:list-item>
                <text:p text:style-name="P15"><text:span text:style-name="T9">Key-value pairs are </text:span><text:span text:style-name="T10">great</text:span><text:span text:style-name="T9"> for mapping parameter names onto human-readable labels!</text:span></text:p>
              </text:list-item>
              <text:list-item>
                <text:p text:style-name="P16"><text:span text:style-name="T9">The nesting of arrays means I can do complex ordering of values.</text:span></text:p>
              </text:list-item>
              <text:list-item>
                <text:p text:style-name="P16"><text:span text:style-name="T9">I can cache the XML representation of JSON in my XML database, which gives me indexing and quick query results.</text:span></text:p>
              </text:list-item>
              <text:list-item>
                <text:p text:style-name="P16"><text:span text:style-name="T9">I can create RESTXQ APIs which return XML or JSON on request (or HTML, after applying an XSL transformation).</text:span></text:p>
              </text:list-item>
              <text:list-item>
                <text:p text:style-name="P16"><text:span text:style-name="T9">I can pass maps around instead of creating XQuery functions with oodles of required parameter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orce-manual="true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5f108d" draw:end-color="#1f0443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1.85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coding-without-coding</dc:title>
    <meta:creation-date>2021-03-24T12:18:17.406636843</meta:creation-date>
    <meta:editing-duration>PT1H36M36S</meta:editing-duration>
    <meta:editing-cycles>13</meta:editing-cycles>
    <dc:date>2021-03-24T14:59:14.737398025</dc:date>
    <meta:document-statistic meta:object-count="46"/>
  </office:meta>
</office:document-meta>
</file>